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2f527" officeooo:paragraph-rsid="0012f527"/>
    </style:style>
    <style:style style:name="P2" style:family="paragraph" style:parent-style-name="Heading_20_3">
      <style:text-properties officeooo:rsid="0015929a" officeooo:paragraph-rsid="0015929a"/>
    </style:style>
    <style:style style:name="P3" style:family="paragraph" style:parent-style-name="Heading_20_3">
      <style:text-properties officeooo:rsid="00166787" officeooo:paragraph-rsid="00166787"/>
    </style:style>
    <style:style style:name="P4" style:family="paragraph" style:parent-style-name="Standard">
      <style:text-properties officeooo:rsid="0012f527" officeooo:paragraph-rsid="0012f527"/>
    </style:style>
    <style:style style:name="P5" style:family="paragraph" style:parent-style-name="Standard">
      <style:text-properties officeooo:rsid="0013f2ad" officeooo:paragraph-rsid="0013f2ad"/>
    </style:style>
    <style:style style:name="P6" style:family="paragraph" style:parent-style-name="Text_20_body">
      <style:text-properties officeooo:rsid="0015929a" officeooo:paragraph-rsid="0015929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66787"/>
    </style:style>
    <style:style style:name="T4" style:family="text">
      <style:text-properties officeooo:rsid="001a1409"/>
    </style:style>
    <style:style style:name="T5" style:family="text">
      <style:text-properties officeooo:rsid="001b33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XERCICE 3</text:h>
      <text:p text:style-name="Standard">1. a*b</text:p>
      <text:p text:style-name="P4">2. ba*</text:p>
      <text:p text:style-name="P4">3. (aa)*b</text:p>
      <text:p text:style-name="P4">4. a<text:span text:style-name="T1">n</text:span>ba<text:span text:style-name="T1">n </text:span><text:span text:style-name="T2">avec n ≥ 0</text:span></text:p>
      <text:p text:style-name="P4">5. rien</text:p>
      <text:p text:style-name="P5">6. a*ba*</text:p>
      <text:p text:style-name="P5"/>
      <text:h text:style-name="P3" text:outline-level="3">EXERCICE 5</text:h>
      <text:p text:style-name="Standard">1/S → aS | Sa | aaS | aSa | b engendre a*ba*</text:p>
      <text:p text:style-name="Standard">2/ On nous marque qu’il y a des conflits <text:span text:style-name="T4">avec</text:span> certaines règles : aaS et aSa.</text:p>
      <text:p text:style-name="Standard">En effet, les langages qui sont engendrés <text:span text:style-name="T5">par aaS et aSa appartiennent aux langages engendrés par aS et Sa.</text:span></text:p>
      <text:h text:style-name="P2" text:outline-level="3">EXERCICE 6</text:h>
      <text:p text:style-name="P6">S → aS | bS <text:span text:style-name="T3">| a | 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7:36:18.194703000</meta:creation-date>
    <meta:generator>LibreOffice/6.4.6.2$Linux_X86_64 LibreOffice_project/40$Build-2</meta:generator>
    <dc:date>2020-10-12T19:43:23.928981244</dc:date>
    <meta:editing-duration>PT1H56M33S</meta:editing-duration>
    <meta:editing-cycles>6</meta:editing-cycles>
    <meta:document-statistic meta:table-count="0" meta:image-count="0" meta:object-count="0" meta:page-count="1" meta:paragraph-count="13" meta:word-count="79" meta:character-count="331" meta:non-whitespace-character-count="265"/>
  </office:meta>
</office:document-meta>
</file>